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083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OFFENSE</text:p>
          </table:table-cell>
          <table:table-cell table:style-name="ce21" office:value-type="string">
            <text:p>JAN</text:p>
          </table:table-cell>
          <table:table-cell table:style-name="ce21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21" office:value-type="string">
            <text:p>APR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</text:p>
          </table:table-cell>
          <table:table-cell table:style-name="ce21" office:value-type="string">
            <text:p>JUL</text:p>
          </table:table-cell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 MANSLAUGHT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3" table:formula="oooc:=SUM([.B2:.M2])" office:value-type="string">
            <text:p>9</text:p>
          </table:table-cell>
        </table:table-row>
        <table:table-row table:style-name="ro2">
          <table:table-cell table:style-name="ce21" office:value-type="string">
            <text:p>ABDUCTION/KIDNAPPIN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3" table:formula="oooc:=SUM([.B3:.M3])" office:value-type="string">
            <text:p>25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3" table:formula="oooc:=SUM([.B4:.M4])" office:value-type="string">
            <text:p>20</text:p>
          </table:table-cell>
        </table:table-row>
        <table:table-row table:style-name="ro2">
          <table:table-cell table:style-name="ce21" office:value-type="string">
            <text:p>OTHER FORCIBLE SEX OFFENS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3" table:formula="oooc:=SUM([.B5:.M5])" office:value-type="string">
            <text:p>5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0">
            <text:p>30</text:p>
          </table:table-cell>
          <table:table-cell table:style-name="ce23" table:formula="oooc:=SUM([.B6:.M6])" office:value-type="string">
            <text:p>14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3" table:formula="oooc:=SUM([.B7:.M7])" office:value-type="string">
            <text:p>14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172">
            <text:p>172</text:p>
          </table:table-cell>
          <table:table-cell table:style-name="ce23" table:formula="oooc:=SUM([.B8:.M8])" office:value-type="string">
            <text:p>211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3" table:formula="oooc:=SUM([.B9:.M9])" office:value-type="string">
            <text:p>3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3" table:formula="oooc:=SUM([.B10:.M10])" office:value-type="string">
            <text:p>3</text:p>
          </table:table-cell>
        </table:table-row>
        <table:table-row table:style-name="ro2">
          <table:table-cell table:style-name="ce21" office:value-type="string">
            <text:p>RESIDENTIAL BURGLARY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80">
            <text:p>80</text:p>
          </table:table-cell>
          <table:table-cell table:style-name="ce23" table:formula="oooc:=SUM([.B11:.M11])" office:value-type="string">
            <text:p>701</text:p>
          </table:table-cell>
        </table:table-row>
        <table:table-row table:style-name="ro2">
          <table:table-cell table:style-name="ce21" office:value-type="string">
            <text:p>COMMERCIAL BURGLAR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  <table:table-cell table:style-name="ce23" table:formula="oooc:=SUM([.B12:.M12])" office:value-type="string">
            <text:p>96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88">
            <text:p>88</text:p>
          </table:table-cell>
          <table:table-cell table:style-name="ce23" table:formula="oooc:=SUM([.B13:.M13])" office:value-type="string">
            <text:p>1099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3" table:formula="oooc:=SUM([.B14:.M14])" office:value-type="string">
            <text:p>131</text:p>
          </table:table-cell>
        </table:table-row>
        <table:table-row table:style-name="ro2">
          <table:table-cell table:style-name="ce21" office:value-type="string">
            <text:p>OTHER LARCENIES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50">
            <text:p>250</text:p>
          </table:table-cell>
          <table:table-cell table:style-name="ce23" table:formula="oooc:=SUM([.B15:.M15])" office:value-type="string">
            <text:p>294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3">
            <text:p>13</text:p>
          </table:table-cell>
          <table:table-cell table:style-name="ce23" table:formula="oooc:=SUM([.B16:.M16])" office:value-type="string">
            <text:p>26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6">
            <text:p>26</text:p>
          </table:table-cell>
          <table:table-cell table:style-name="ce23" table:formula="oooc:=SUM([.B17:.M17])" office:value-type="string">
            <text:p>19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2">
            <text:p>42</text:p>
          </table:table-cell>
          <table:table-cell table:style-name="ce23" table:formula="oooc:=SUM([.B18:.M18])" office:value-type="string">
            <text:p>49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  <table:table-cell table:style-name="ce23" table:formula="oooc:=SUM([.B19:.M19])" office:value-type="string">
            <text:p>139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3" table:formula="oooc:=SUM([.B20:.M20])" office:value-type="string">
            <text:p>29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29">
            <text:p>229</text:p>
          </table:table-cell>
          <table:table-cell table:style-name="ce23" table:formula="oooc:=SUM([.B21:.M21])" office:value-type="string">
            <text:p>232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66">
            <text:p>66</text:p>
          </table:table-cell>
          <table:table-cell table:style-name="ce23" table:formula="oooc:=SUM([.B22:.M22])" office:value-type="string">
            <text:p>904</text:p>
          </table:table-cell>
        </table:table-row>
        <table:table-row table:style-name="ro2">
          <table:table-cell table:style-name="ce21" office:value-type="string">
            <text:p>NONFORCIBLE SEX OFFENS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3" table:formula="oooc:=SUM([.B23:.M23])" office:value-type="string">
            <text:p>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3" table:formula="oooc:=SUM([.B24:.M24])" office:value-type="string">
            <text:p>1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3" table:formula="oooc:=SUM([.B25:.M25])" office:value-type="string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3" table:formula="oooc:=SUM([.B26:.M26])" office:value-type="string">
            <text:p>7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3" table:formula="oooc:=SUM([.B27:.M27])" office:value-type="string">
            <text:p>0</text:p>
          </table:table-cell>
        </table:table-row>
        <table:table-row table:style-name="ro2">
          <table:table-cell table:style-name="ce21" office:value-type="string">
            <text:p>WEAPON LAW VIOLATION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53">
            <text:p>53</text:p>
          </table:table-cell>
          <table:table-cell table:style-name="ce23" table:formula="oooc:=SUM([.B28:.M28])" office:value-type="string">
            <text:p>472</text:p>
          </table:table-cell>
        </table:table-row>
        <table:table-row table:style-name="ro2">
          <table:table-cell table:style-name="ce21" office:value-type="string">
            <text:p>TOTAL GROUP A OFFENSES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955">
            <text:p>955</text:p>
          </table:table-cell>
          <table:table-cell table:style-name="ce24" office:value-type="float" office:value="1077">
            <text:p>1,077</text:p>
          </table:table-cell>
          <table:table-cell table:style-name="ce24" office:value-type="float" office:value="1037">
            <text:p>1,037</text:p>
          </table:table-cell>
          <table:table-cell table:style-name="ce24" office:value-type="float" office:value="1068">
            <text:p>1,068</text:p>
          </table:table-cell>
          <table:table-cell table:style-name="ce24" office:value-type="float" office:value="1168">
            <text:p>1,168</text:p>
          </table:table-cell>
          <table:table-cell table:style-name="ce24" office:value-type="float" office:value="1056">
            <text:p>1,056</text:p>
          </table:table-cell>
          <table:table-cell table:style-name="ce24" office:value-type="float" office:value="1104">
            <text:p>1,104</text:p>
          </table:table-cell>
          <table:table-cell table:style-name="ce24" office:value-type="float" office:value="1124">
            <text:p>1,124</text:p>
          </table:table-cell>
          <table:table-cell table:style-name="ce24" office:value-type="float" office:value="1124">
            <text:p>1,124</text:p>
          </table:table-cell>
          <table:table-cell table:style-name="ce23" table:formula="oooc:=SUM([.B29:.M29])" office:value-type="string">
            <text:p>123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